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Preformatted_20_Text">
      <style:text-properties style:font-name="Nimbus Roman No9 L" fo:font-size="14pt" style:font-size-asian="14pt" style:font-size-complex="14pt"/>
    </style:style>
    <style:style style:name="P4" style:family="paragraph" style:parent-style-name="Preformatted_20_Text">
      <style:paragraph-properties fo:text-align="justify" style:justify-single-word="false"/>
      <style:text-properties style:font-name="Nimbus Roman No9 L" fo:font-size="14pt" style:font-size-asian="14pt" style:font-size-complex="14pt"/>
    </style:style>
    <style:style style:name="P5" style:family="paragraph" style:parent-style-name="Preformatted_20_Text">
      <style:paragraph-properties fo:text-align="center" style:justify-single-word="false"/>
      <style:text-properties style:font-name="Nimbus Roman No9 L" fo:font-size="14pt" style:font-size-asian="14pt" style:font-size-complex="14pt"/>
    </style:style>
    <style:style style:name="P6" style:family="paragraph" style:parent-style-name="Preformatted_20_Text">
      <style:paragraph-properties fo:text-align="justify" style:justify-single-word="false"/>
      <style:text-properties style:font-name="Nimbus Roman No9 L" fo:font-size="14pt" style:font-size-asian="14pt" style:font-size-complex="14pt"/>
    </style:style>
    <style:style style:name="P7" style:family="paragraph" style:parent-style-name="Preformatted_20_Text">
      <style:paragraph-properties fo:text-align="center" style:justify-single-word="false"/>
      <style:text-properties fo:font-size="26pt" fo:font-weight="bold" style:font-size-asian="26pt" style:font-weight-asian="bold" style:font-size-complex="2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NU GENERAL PUBLIC LICENSE Version 3, 29 June 2007</text:p>
      <text:p text:style-name="P2"/>
      <text:p text:style-name="P1"/>
      <text:p text:style-name="P4">Copyright (C) 2007 Free Software Foundation, Inc. &lt;http://fsf.org/&gt;</text:p>
      <text:p text:style-name="P4">Everyone is permitted to copy and distribute verbatim copies of this license document, but changing it is not allowed.</text:p>
      <text:p text:style-name="P4"/>
      <text:p text:style-name="P4">Preamble</text:p>
      <text:p text:style-name="P4"/>
      <text:p text:style-name="P4">The GNU General Public License is a free, copyleft license for software and other kinds of works.</text:p>
      <text:p text:style-name="P4"/>
      <text:p text:style-name="P4">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text:p>
      <text:p text:style-name="P4">your programs, too.</text:p>
      <text:p text:style-name="P4"/>
      <text:p text:style-name="P4">When we speak of f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3"/>
      <text:p text:style-name="P4">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3"/>
      <text:p text:style-name="P4">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3"><text:soft-page-break/></text:p>
      <text:p text:style-name="P4">Developers that use the GNU GPL protect your rights with two steps:</text:p>
      <text:p text:style-name="P4">(1) assert copyright on the software, and (2) offer you this License giving you legal permission to copy, distribute and/or modify it.</text:p>
      <text:p text:style-name="P3"/>
      <text:p text:style-name="P4">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p>
      <text:p text:style-name="P3"/>
      <text:p text:style-name="P4">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4"/>
      <text:p text:style-name="P4">Finally, every program is threatened constantly by software patents. States should not allow patents to restrict development and use of software on general-purpose <text:s text:c="5"/>computers, but in those that do, we wish to avoid the special danger that patents applied to a free program could make it effectively proprietary. <text:s/>To prevent this, the GPL assures that patents cannot be used to render the program non-free.</text:p>
      <text:p text:style-name="P3"/>
      <text:p text:style-name="P4">The precise terms and conditions for copying, distribution and modification follow.</text:p>
      <text:p text:style-name="P3"/>
      <text:p text:style-name="P5">TERMS AND CONDITIONS</text:p>
      <text:p text:style-name="P3"/>
      <text:p text:style-name="P4">0. Definitions.</text:p>
      <text:p text:style-name="P4"/>
      <text:p text:style-name="P4">"This License" refers to version 3 of the GNU General Public License.</text:p>
      <text:p text:style-name="P4"/>
      <text:p text:style-name="P4">"Copyright" also means copyright-like laws that apply to other kinds of works, such as semiconductor masks.</text:p>
      <text:p text:style-name="P4"/>
      <text:p text:style-name="P4">"The Program" refers to any copyrightable work licensed under this License. <text:s/>Each <text:soft-page-break/>licensee is addressed as "you". <text:s/>"Licensees" and "recipients" may be individuals or organizations.</text:p>
      <text:p text:style-name="P4"/>
      <text:p text:style-name="P4">To "modify" a work means to copy from or adapt all or part of the work in a fashion requiring copyright permission, other than the making of an exact copy. <text:s/>The <text:s/>resulting work is called a "modified version" of the earlier work or a work "based on" the earlier work.</text:p>
      <text:p text:style-name="P3"/>
      <text:p text:style-name="P4">A "covered work" means either the unmodified Program or a work based on the Program.</text:p>
      <text:p text:style-name="P3"/>
      <text:p text:style-name="P3">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text:p>
      <text:p text:style-name="P3">public, and in some countries other activities as well.</text:p>
      <text:p text:style-name="P3"/>
      <text:p text:style-name="P3">To "convey" a work means any kind of propagation that enables other parties to make or receive copies. <text:s/>Mere interaction with a user through a computer network, with no transfer of a copy, is not conveying.</text:p>
      <text:p text:style-name="P3"/>
      <text:p text:style-name="P4">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4"/>
      <text:p text:style-name="P4"><text:s text:c="2"/>1. Source Code.</text:p>
      <text:p text:style-name="P4"/>
      <text:p text:style-name="P4"><text:s text:c="2"/>The "source code" for a work means the preferred form of the work for making modifications to it. <text:s/>"Object code" means any non-source form of a work.</text:p>
      <text:p text:style-name="P4"/>
      <text:p text:style-name="P4"><text:s text:c="2"/>A "Standard Interface" means an interface that either is an official standard defined by a recognized standards body, or, in the case of interfaces specified for a particular programming language, one that is widely used among developers working in that <text:soft-page-break/>language.</text:p>
      <text:p text:style-name="P4"/>
      <text:p text:style-name="P4"><text:s text:c="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4"/>
      <text:p text:style-name="P4"><text:s text:c="2"/>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text:p>
      <text:p text:style-name="P4">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text:p>
      <text:p text:style-name="P4">such as by intimate data communication or control flow between those subprograms and other parts of the work.</text:p>
      <text:p text:style-name="P4"/>
      <text:p text:style-name="P4"><text:s text:c="2"/>The Corresponding Source need not include anything that users can regenerate automatically from other parts of the Corresponding Source.</text:p>
      <text:p text:style-name="P4"/>
      <text:p text:style-name="P4"><text:s text:c="2"/>The Corresponding Source for a work in source code form is that same work.</text:p>
      <text:p text:style-name="P4"/>
      <text:p text:style-name="P4"><text:s text:c="2"/>2. Basic Permissions.</text:p>
      <text:p text:style-name="P4"/>
      <text:p text:style-name="P4"><text:s text:c="2"/>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text:p>
      <text:p text:style-name="P4">rights of fair use or other equivalent, as provided by copyright law.</text:p>
      <text:p text:style-name="P4"><text:soft-page-break/></text:p>
      <text:p text:style-name="P4"><text:s text:c="2"/>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text:p>
      <text:p text:style-name="P4">for you must do so exclusively on your behalf, under your direction and control, on terms that prohibit them from making any copies of your copyrighted material outside their relationship with you.</text:p>
      <text:p text:style-name="P3"/>
      <text:p text:style-name="P4"><text:s text:c="2"/>Conveying under any other circumstances is permitted solely under the conditions stated below. <text:s/>Sublicensing is not allowed; section 10 makes it unnecessary.</text:p>
      <text:p text:style-name="P4"/>
      <text:p text:style-name="P4"><text:s text:c="2"/>3. Protecting Users' Legal Rights From Anti-Circumvention Law.</text:p>
      <text:p text:style-name="P4"/>
      <text:p text:style-name="P4"><text:s text:c="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4"/>
      <text:p text:style-name="P4"><text:s text:c="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3"/>
      <text:p text:style-name="P3"><text:s text:c="2"/>4. Conveying Verbatim Copies.</text:p>
      <text:p text:style-name="P3"/>
      <text:p text:style-name="P4"><text:s text:c="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text:p>
      <text:p text:style-name="P4">keep intact all notices of the absence of any warranty; and give all recipients a copy of this License along with the Program.</text:p>
      <text:p text:style-name="P4"/>
      <text:p text:style-name="P4"><text:soft-page-break/><text:s text:c="2"/>You may charge any price or no price for each copy that you convey, and you may offer support or warranty protection for a fee.</text:p>
      <text:p text:style-name="P3"/>
      <text:p text:style-name="P3"><text:s text:c="2"/>5. Conveying Modified Source Versions.</text:p>
      <text:p text:style-name="P3"/>
      <text:p text:style-name="P3"><text:s text:c="2"/>You may convey a work based on the Program, or the modifications to produce it from the Program, in the form of source code under the terms of section 4, provided that you also meet all of these conditions:</text:p>
      <text:p text:style-name="P3"/>
      <text:p text:style-name="P4"><text:s text:c="4"/>a) The work must carry prominent notices stating that you modified</text:p>
      <text:p text:style-name="P4"><text:s text:c="4"/>it, and giving a relevant date.</text:p>
      <text:p text:style-name="P4"/>
      <text:p text:style-name="P4"><text:s text:c="4"/>b) The work must carry prominent notices stating that it is released under this License and any conditions added under section </text:p>
      <text:p text:style-name="P4"><text:s text:c="3"/>7. <text:s/>This requirement modifies the requirement in section 4 to "keep intact all notices".</text:p>
      <text:p text:style-name="P4"/>
      <text:p text:style-name="P4"><text:s text:c="4"/>c) You must license the entire work, as a whole, under this License to anyone who comes into possession of a copy. <text:s/>This License will therefore apply, along with any applicable section 7 <text:s/>additional terms, to the whole of the work, and all its parts, <text:s text:c="4"/>regardless of how they are packaged. <text:s/>This License gives no <text:s/>permission to license the work in any other way, but it does not <text:s/>invalidate such permission if you have separately received it.</text:p>
      <text:p text:style-name="P3"/>
      <text:p text:style-name="P4"><text:s text:c="4"/>d) If the work has interactive user interfaces, each must display Appropriate Legal Notices; however, if the Program has interactive <text:s/>interfaces that do not display <text:s/>Appropriate Legal Notices, your work need not make them do so.</text:p>
      <text:p text:style-name="P3"/>
      <text:p text:style-name="P4"><text:s text:c="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text:p>
      <text:p text:style-name="P4">used to limit the access or legal rights of the compilation's users beyond what the individual works permit. <text:s/>Inclusion of a covered work in an aggregate does not cause this License to apply to the other parts of the aggregate.</text:p>
      <text:p text:style-name="P3"/>
      <text:p text:style-name="P3"><text:s text:c="2"/>6. Conveying Non-Source Forms.</text:p>
      <text:p text:style-name="P3"><text:soft-page-break/></text:p>
      <text:p text:style-name="P3"><text:s text:c="2"/>You may convey a covered work in object code form under the terms of sections 4 and 5, provided that you also convey the machine-readable Corresponding Source under the terms of this License, in one of these ways:</text:p>
      <text:p text:style-name="P3"/>
      <text:p text:style-name="P4"><text:s text:c="4"/>a) Convey the object code in, or embodied in, a physical product <text:s/>(including a physical distribution medium), accompanied by the Corresponding Source fixed on a durable physical medium customarily used for software interchange.</text:p>
      <text:p text:style-name="P4"/>
      <text:p text:style-name="P4"><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text:s/>copy of the Corresponding Source for all the software in the product that is covered by this License, on a durable physical medium customarily used for software interchange, for a price no more than your reasonable cost of physically performing this <text:s/>conveying of source, or (2) access to copy the Corresponding Source from a network server at no charge.</text:p>
      <text:p text:style-name="P3"/>
      <text:p text:style-name="P4"><text:s text:c="4"/>c) Convey individual copies of the object code with a copy of the written offer to provide the Corresponding Source. <text:s/>This <text:s/>alternative is allowed only occasionally and noncommercially, and <text:s/>only if you received the object code with such an offer, in accord with subsection 6b.</text:p>
      <text:p text:style-name="P4"/>
      <text:p text:style-name="P4"><text:s text:c="4"/>d) Convey the object code by offering access from a designated place (gratis or for a charge), and offer equivalent access to the Corresponding Source in the same way through the same place at no further charge. <text:s/>You need not require recipients to copy the Corresponding Source along with the object code. <text:s/>If the place to <text:s/>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text:p>
      <text:p text:style-name="P4"/>
      <text:p text:style-name="P4"><text:s text:c="4"/>e) Convey the object code using peer-to-peer transmission, provided <text:s/>you inform other peers where the object code and Corresponding Source of the work are being <text:soft-page-break/>offered to the general public at no charge under subsection 6d.</text:p>
      <text:p text:style-name="P3"/>
      <text:p text:style-name="P4"><text:s text:c="2"/>A separable portion of the object code, whose source code is excluded from the Corresponding Source as a System Library, need not be included in conveying the object code work.</text:p>
      <text:p text:style-name="P4"/>
      <text:p text:style-name="P4"><text:s text:c="2"/>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p>
      <text:p text:style-name="P3"/>
      <text:p text:style-name="P4"><text:s text:c="2"/>"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3"/>
      <text:p text:style-name="P4"><text:s text:c="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p>
      <text:p text:style-name="P4">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3"/>
      <text:p text:style-name="P4"><text:s text:c="2"/>The requirement to provide Installation Information does not include a requirement to continue to provide support service, warranty, or updates for a work that has been modified or installed by the recipient, or for the User Product in which it has been <text:soft-page-break/>modified or installed. <text:s/>Access to a network may be denied when the modification itself materially and adversely affects the operation of the network or violates the rules and protocols for communication across the network.</text:p>
      <text:p text:style-name="P3"/>
      <text:p text:style-name="P4"><text:s text:c="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4"/>
      <text:p text:style-name="P3"><text:s text:c="2"/>7. Additional Terms.</text:p>
      <text:p text:style-name="P3"/>
      <text:p text:style-name="P4"><text:s text:c="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text:p>
      <text:p text:style-name="P4">under those permissions, but the entire Program remains governed by this License without regard to the additional permissions.</text:p>
      <text:p text:style-name="P4"/>
      <text:p text:style-name="P4"><text:s text:c="2"/>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p>
      <text:p text:style-name="P4"/>
      <text:p text:style-name="P4"><text:s text:c="2"/>Notwithstanding any other provision of this License, for material you add to a covered work, you may (if authorized by the copyright holders of that material) supplement the terms of this License with terms:</text:p>
      <text:p text:style-name="P4"/>
      <text:p text:style-name="P4"><text:s text:c="4"/>a) Disclaiming warranty or limiting liability differently from the <text:s/>terms of sections 15 and 16 of this License; or</text:p>
      <text:p text:style-name="P4"/>
      <text:p text:style-name="P4"><text:s text:c="4"/>b) Requiring preservation of specified reasonable legal notices or <text:s/>author attributions in that material or in the Appropriate Legal Notices displayed by works containing it; or</text:p>
      <text:p text:style-name="P4"/>
      <text:p text:style-name="P4"><text:s text:c="4"/>c) Prohibiting misrepresentation of the origin of that material, or requiring that <text:soft-page-break/>modified versions of such material be marked in reasonable ways as different from the original version; or</text:p>
      <text:p text:style-name="P3"/>
      <text:p text:style-name="P4"><text:s text:c="4"/>d) Limiting the use for publicity purposes of names of licensors or authors of the material; or</text:p>
      <text:p text:style-name="P4"/>
      <text:p text:style-name="P4"><text:s text:c="4"/>e) Declining to grant rights under trademark law for use of some trade names, trademarks, or service marks; or</text:p>
      <text:p text:style-name="P3"/>
      <text:p text:style-name="P4"><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3"/>
      <text:p text:style-name="P4"><text:s text:c="2"/>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text:p>
      <text:p text:style-name="P4">a further restriction but permits relicensing or conveying under this License, you may add to a covered work material governed by the terms of that license document, provided that the further restriction does not survive such relicensing or conveying.</text:p>
      <text:p text:style-name="P4"/>
      <text:p text:style-name="P4"><text:s text:c="2"/>If you add terms to a covered work in accord with this section, you must place, in the relevant source files, a statement of the additional terms that apply to those files, or a notice indicating where to find the applicable terms.</text:p>
      <text:p text:style-name="P4"/>
      <text:p text:style-name="P4"><text:s text:c="2"/>Additional terms, permissive or non-permissive, may be stated in the form of a separately written license, or stated as exceptions; the above requirements apply either way.</text:p>
      <text:p text:style-name="P3"/>
      <text:p text:style-name="P3"><text:s text:c="2"/>8. Termination.</text:p>
      <text:p text:style-name="P3"/>
      <text:p text:style-name="P4"><text:s text:c="2"/>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3"/>
      <text:p text:style-name="P4"><text:soft-page-break/><text:s text:c="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text:p>
      <text:p text:style-name="P4">prior to 60 days after the cessation.</text:p>
      <text:p text:style-name="P3"/>
      <text:p text:style-name="P4"><text:s text:c="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
      <text:p text:style-name="P4"><text:s text:c="2"/>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3"/>
      <text:p text:style-name="P3"><text:s text:c="2"/>9. Acceptance Not Required for Having Copies.</text:p>
      <text:p text:style-name="P3"/>
      <text:p text:style-name="P4"><text:s text:c="2"/>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text:p>
      <text:p text:style-name="P4">not accept this License. <text:s/>Therefore, by modifying or propagating a covered work, you indicate your acceptance of this License to do so.</text:p>
      <text:p text:style-name="P4"/>
      <text:p text:style-name="P3"><text:s text:c="2"/>10. Automatic Licensing of Downstream Recipients.</text:p>
      <text:p text:style-name="P3"/>
      <text:p text:style-name="P4"><text:s text:c="2"/>Each time you convey a covered work, the recipient automatically receives a license from the original licensors, to run, modify and propagate that work, subject to this License. <text:s/>You are not responsible for enforcing compliance by third parties with this License.</text:p>
      <text:p text:style-name="P3"/>
      <text:p text:style-name="P4"><text:s text:c="2"/>An "entity transaction" is a transaction transferring control of an organization, or substantially all assets of one, or subdividing an organization, or merging <text:s/>organizations. <text:s/>If propagation of a covered work results from an entity transaction, <text:soft-page-break/>each party to that transaction who receives a copy of the work also receives whatever</text:p>
      <text:p text:style-name="P4">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3"/>
      <text:p text:style-name="P4"><text:s text:c="2"/>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text:p>
      <text:p text:style-name="P4">any patent claim is infringed by making, using, selling, offering for sale, or importing the Program or any portion of it.</text:p>
      <text:p text:style-name="P3"/>
      <text:p text:style-name="P3"><text:s text:c="2"/>11. Patents.</text:p>
      <text:p text:style-name="P3"/>
      <text:p text:style-name="P4"><text:s text:c="2"/>A "contributor" is a copyright holder who authorizes use under this License of the Program or a work on which the Program is based. <text:s/>The work thus licensed is called the contributor's "contributor version".</text:p>
      <text:p text:style-name="P4"/>
      <text:p text:style-name="P4"><text:s text:c="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text:p>
      <text:p text:style-name="P4">consequence of further modification of the contributor version. <text:s/>For purposes of this definition, "control" includes the right to grant patent sublicenses in a manner consistent with the requirements of this License.</text:p>
      <text:p text:style-name="P3"/>
      <text:p text:style-name="P4"><text:s text:c="2"/>Each contributor grants you a non-exclusive, worldwide, royalty-free patent license under the contributor's essential patent claims, to make, use, sell, offer for sale, import and otherwise run, modify and propagate the contents of its contributor version.</text:p>
      <text:p text:style-name="P3"/>
      <text:p text:style-name="P4"><text:s text:c="2"/>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p>
      <text:p text:style-name="P4"><text:soft-page-break/></text:p>
      <text:p text:style-name="P4"><text:s text:c="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text:p>
      <text:p text:style-name="P4">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text:p>
      <text:p text:style-name="P4">country that you have reason to believe are valid.</text:p>
      <text:p text:style-name="P3"/>
      <text:p text:style-name="P4"><text:s text:c="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text:p>
      <text:p text:style-name="P4">work and works based on it.</text:p>
      <text:p text:style-name="P3"/>
      <text:p text:style-name="P4"><text:s text:c="2"/>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text:p>
      <text:p text:style-name="P4">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text:p>
      <text:p text:style-name="P4">conveyed by you (or copies made from those copies), or (b) primarily for and in connection with specific products or compilations that contain the covered work, unless you entered into that arrangement, or that patent license was granted, prior to 28 March 2007.</text:p>
      <text:p text:style-name="P3"/>
      <text:p text:style-name="P4"><text:s text:c="2"/>Nothing in this License shall be construed as excluding or limiting any implied license or other defenses to infringement that may otherwise be available to you under applicable patent law.</text:p>
      <text:p text:style-name="P3"/>
      <text:p text:style-name="P3"><text:soft-page-break/><text:s text:c="2"/>12. No Surrender of Others' Freedom.</text:p>
      <text:p text:style-name="P3"/>
      <text:p text:style-name="P4"><text:s text:c="2"/>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4"/>
      <text:p text:style-name="P3"><text:s text:c="2"/>13. Use with the GNU Affero General Public License.</text:p>
      <text:p text:style-name="P3"/>
      <text:p text:style-name="P4"><text:s text:c="2"/>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text:p>
      <text:p text:style-name="P4">combination as such.</text:p>
      <text:p text:style-name="P3"/>
      <text:p text:style-name="P3"><text:s text:c="2"/>14. Revised Versions of this License.</text:p>
      <text:p text:style-name="P3"/>
      <text:p text:style-name="P4"><text:s text:c="2"/>The Free Software Foundation may publish revised and/or new versions of the GNU General Public License from time to time. <text:s/>Such new versions will be similar in spirit to the present version, but may differ in detail to address new problems or concerns.</text:p>
      <text:p text:style-name="P3"/>
      <text:p text:style-name="P4"><text:s text:c="2"/>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p>
      <text:p text:style-name="P3"/>
      <text:p text:style-name="P4"><text:s text:c="2"/>If the Program specifies that a proxy can decide which future versions of the GNU General Public License can be used, that proxy's public statement of acceptance of a <text:soft-page-break/>version permanently authorizes you to choose that version for the Program.</text:p>
      <text:p text:style-name="P3"/>
      <text:p text:style-name="P4"><text:s text:c="2"/>Later license versions may give you additional or different permissions. <text:s/>However, no additional obligations are imposed on any author or copyright holder as a result of your choosing to follow a later version.</text:p>
      <text:p text:style-name="P3"/>
      <text:p text:style-name="P3"><text:s text:c="2"/>15. Disclaimer of Warranty.</text:p>
      <text:p text:style-name="P3"/>
      <text:p text:style-name="P4"><text:s text:c="2"/>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p>
      <text:p text:style-name="P4"/>
      <text:p text:style-name="P3"><text:s text:c="2"/>16. Limitation of Liability.</text:p>
      <text:p text:style-name="P3"/>
      <text:p text:style-name="P4"><text:s text:c="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text:s text:c="3"/>POSSIBILITY OF SUCH DAMAGES.</text:p>
      <text:p text:style-name="P3"/>
      <text:p text:style-name="P3"><text:s text:c="2"/>17. Interpretation of Sections 15 and 16.</text:p>
      <text:p text:style-name="P3"/>
      <text:p text:style-name="P4"><text:s text:c="2"/>If the disclaimer of warranty and limitation of liability provided above cannot be given local legal effect according to their terms, reviewing courts shall apply local <text:soft-page-break/>law that most closely approximates an absolute waiver of all civil liability in connection with the Program, unless a warranty or assumption of liability accompanies a copy of the Program in return for a fee.</text:p>
      <text:p text:style-name="P3"/>
      <text:p text:style-name="P3"><text:s text:c="21"/>END OF TERMS AND CONDITIONS</text:p>
      <text:p text:style-name="P3"/>
      <text:p text:style-name="P3"><text:s text:c="12"/>How to Apply These Terms to Your New Programs</text:p>
      <text:p text:style-name="P3"/>
      <text:p text:style-name="P4"><text:s text:c="2"/>If you develop a new program, and you want it to be of the greatest possible use to the public, the best way to achieve this is to make it free software which everyone can redistribute and change under these terms.</text:p>
      <text:p text:style-name="P4"/>
      <text:p text:style-name="P4"><text:s text:c="2"/>To do so, attach the following notices to the program. <text:s/>It is safest to attach them to the start of each source file to most effectively state the exclusion of warranty; and each file should have at least the "copyright" line and a pointer to where the full notice is found.</text:p>
      <text:p text:style-name="P4"/>
      <text:p text:style-name="P4"><text:s text:c="4"/>&lt;one line to give the program's name and a brief idea of what it does.&gt;</text:p>
      <text:p text:style-name="P4"><text:s text:c="4"/>Copyright (C) &lt;year&gt; <text:s/>&lt;name of author&gt;</text:p>
      <text:p text:style-name="P4"/>
      <text:p text:style-name="P4"><text:s text:c="4"/>This program is free software: you can redistribute it and/or modify it under the terms of the GNU General Public License as published by the Free Software Foundation, either version 3 of the License, or (at your option) any later version.</text:p>
      <text:p text:style-name="P4"/>
      <text:p text:style-name="P4"><text:s text:c="4"/>This program is distributed in the hope that it will be useful, but WITHOUT ANY WARRANTY; without even the implied warranty of MERCHANTABILITY or FITNESS FOR A PARTICULAR PURPOSE. <text:s/>See the GNU General Public License for more details.</text:p>
      <text:p text:style-name="P3"/>
      <text:p text:style-name="P4"><text:s text:c="4"/>You should have received a copy of the GNU General Public License along with this program. <text:s/>If not, see &lt;http://www.gnu.org/licenses/&gt;.</text:p>
      <text:p text:style-name="P4"/>
      <text:p text:style-name="P4">Also add information on how to contact you by electronic and paper mail.</text:p>
      <text:p text:style-name="P3"/>
      <text:p text:style-name="P4"><text:s text:c="2"/>If the program does terminal interaction, make it output a short notice like this when it starts in an interactive mode:</text:p>
      <text:p text:style-name="P4"/>
      <text:p text:style-name="P3"><text:soft-page-break/><text:s text:c="4"/>&lt;program&gt; <text:s/>Copyright (C) &lt;year&gt; <text:s/>&lt;name of author&gt;</text:p>
      <text:p text:style-name="P4"><text:s text:c="4"/>This program comes with ABSOLUTELY NO WARRANTY; for details type `show w'.</text:p>
      <text:p text:style-name="P4"><text:s text:c="4"/>This is free software, and you are welcome to redistribute it <text:s/>under certain conditions; type `show c' for details.</text:p>
      <text:p text:style-name="P4"/>
      <text:p text:style-name="P4">The hypothetical commands `show w' and `show c' should show the appropriate parts of the General Public License. <text:s/>Of course, your program's commands might be <text:s/>different; for a GUI interface, you would use an "about box".</text:p>
      <text:p text:style-name="P4"/>
      <text:p text:style-name="P4"><text:s text:c="2"/>You should also get your employer (if you work as a programmer) or school, if any, to sign a "copyright disclaimer" for the program, if necessary.</text:p>
      <text:p text:style-name="P4">For more information on this, and how to apply and follow the GNU GPL, see &lt;http://www.gnu.org/licenses/&gt;.</text:p>
      <text:p text:style-name="P3"/>
      <text:p text:style-name="P4"><text:s text:c="2"/>The GNU General Public License does not permit incorporating your program into proprietary programs. <text:s/>If your program is a subroutine library, you may consider it more useful to permit linking proprietary applications with the library. <text:s/>If this is what you want to do, use the GNU Lesser General Public License instead of this License. <text:s/>But first, please read &lt;http://www.gnu.org/philosophy/why-not-lgpl.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CO"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dc:creator>carlos luna</dc:creator>
    <dc:date>2007-11-05T17:33:06</dc:date>
    <meta:editing-cycles>4</meta:editing-cycles>
    <meta:editing-duration>PT1H42M23S</meta:editing-duration>
    <meta:user-defined meta:name="Info 1"/>
    <meta:user-defined meta:name="Info 2"/>
    <meta:user-defined meta:name="Info 3"/>
    <meta:user-defined meta:name="Info 4"/>
    <meta:document-statistic meta:table-count="0" meta:image-count="0" meta:object-count="0" meta:page-count="17" meta:paragraph-count="152" meta:word-count="5680" meta:character-count="34530"/>
  </office:meta>
</office:document-meta>
</file>